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1]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office:value-type="string" calcext:value-type="string">
            <text:p>In[1]+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In[1]+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 <text:s text:c="3"/></text:p>
          </table:table-cell>
          <table:table-cell/>
          <table:table-cell office:value-type="string" calcext:value-type="string">
            <text:p>In[1]+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13</text:p>
          </table:table-cell>
          <table:table-cell/>
          <table:table-cell office:value-type="string" calcext:value-type="string">
            <text:p>In[1]+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In[1]+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8</text:p>
          </table:table-cell>
          <table:table-cell table:number-columns-repeated="2"/>
          <table:table-cell office:value-type="string" calcext:value-type="string">
            <text:p>In[2]+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In[1]+7) + In[2]+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[2]+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13</text:p>
          </table:table-cell>
          <table:table-cell/>
          <table:table-cell office:value-type="string" calcext:value-type="string">
            <text:p>In[2]+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26*(In[1]+7) + In[2]+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0</text:p>
          </table:table-cell>
          <table:table-cell table:number-columns-repeated="2"/>
          <table:table-cell office:value-type="string" calcext:value-type="string">
            <text:p>In[3]+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In[1]+7) + In[2]+8) <text:s/>+ In[3]+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4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[3]+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26*(26*(In[1]+7) + In[2]+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x -2</text:p>
          </table:table-cell>
          <table:table-cell/>
          <table:table-cell office:value-type="string" calcext:value-type="string">
            <text:p>In[3]+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(0|1)</text:p>
          </table:table-cell>
          <table:table-cell table:number-columns-repeated="4"/>
          <table:table-cell office:value-type="string" calcext:value-type="string">
            <text:p>Bedingung: In[3]+8 == In[4] ? 0 : 1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2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(1|2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1|26)*26*(26*(In[1]+7) + In[2]+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4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4</text:p>
          </table:table-cell>
          <table:table-cell table:number-columns-repeated="2"/>
          <table:table-cell office:value-type="string" calcext:value-type="string">
            <text:p>In[4]+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In[4]+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1|26)*26*(26*(In[1]+7) + In[2]+8) + (0|In[4]+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5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(0|In[4]+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(1|26)*(26*(In[1]+7) + In[2]+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x -10</text:p>
          </table:table-cell>
          <table:table-cell/>
          <table:table-cell office:value-type="string" calcext:value-type="string">
            <text:p>(-10|In[4]-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(0|1)</text:p>
          </table:table-cell>
          <table:table-cell table:number-columns-repeated="4"/>
          <table:table-cell office:value-type="string" calcext:value-type="string">
            <text:p>Bedingung: In[3]+8 != In[4] &amp;&amp; In[4]-6 == In[5] ? 0 : 1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2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(1|2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1|26)*(1|26)*(26*(In[1]+7) + In[2]+8)</text:p>
          </table:table-cell>
          <table:table-cell table:number-columns-repeated="2"/>
          <table:table-cell office:value-type="string" calcext:value-type="string">
            <text:p>Mindestens einmal ist es die 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4</text:p>
          </table:table-cell>
          <table:table-cell table:number-columns-repeated="2"/>
          <table:table-cell office:value-type="string" calcext:value-type="string">
            <text:p>In[5]+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In[5]+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1|26)*(1|26)*(26*(In[1]+7) + In[2]+8) + (0|In[5]+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(0|In[5]+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13</text:p>
          </table:table-cell>
          <table:table-cell/>
          <table:table-cell office:value-type="string" calcext:value-type="string">
            <text:p>&gt;=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(1|26)*(1|26)*(26*(In[1]+7) + In[2]+8) + (0|In[5]+4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6</text:p>
          </table:table-cell>
          <table:table-cell table:number-columns-repeated="2"/>
          <table:table-cell office:value-type="string" calcext:value-type="string">
            <text:p>In[6]+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(1|26)*(1|26)*(26*(In[1]+7) + In[2]+8) + (0|In[5]+4)) + In[6]+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7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[6]+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(1|26)*(1|26)*(26*(In[1]+7) + In[2]+8) + (0|In[5]+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x -14</text:p>
          </table:table-cell>
          <table:table-cell/>
          <table:table-cell office:value-type="string" calcext:value-type="string">
            <text:p>In[6]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(0|1)</text:p>
          </table:table-cell>
          <table:table-cell table:number-columns-repeated="4"/>
          <table:table-cell office:value-type="string" calcext:value-type="string">
            <text:p>Bedingung: In[6]-8==In[7] ? 0 : 1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2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(1|2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1|26)*((1|26)*(1|26)*(26*(In[1]+7) + In[2]+8) + (0|In[5]+4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7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1</text:p>
          </table:table-cell>
          <table:table-cell table:number-columns-repeated="2"/>
          <table:table-cell office:value-type="string" calcext:value-type="string">
            <text:p>In[7]+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In[7]+1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1|26)*((1|26)*(1|26)*(26*(In[1]+7) + In[2]+8) + (0|In[5]+4)) + (0|In[7]+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8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(0|In[7]+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(1|26)*(1|26)*(26*(In[1]+7) + In[2]+8) + (0|In[5]+4) | (1|26)*(26*(In[1]+7) + In[2]+8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x -5</text:p>
          </table:table-cell>
          <table:table-cell/>
          <table:table-cell office:value-type="string" calcext:value-type="string">
            <text:p>(-5|In[7]+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(0|1)</text:p>
          </table:table-cell>
          <table:table-cell table:number-columns-repeated="4"/>
          <table:table-cell office:value-type="string" calcext:value-type="string">
            <text:p>Bedingung: In[6]-8!=In[7] &amp;&amp; In[7]+6==In[8] ? 0 : 1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2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(1|2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1|26)*zpr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8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In[8]+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In[8]+1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1|26)*zprev + (0|In[8]+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9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(0|In[8]+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string" calcext:value-type="string">
            <text:p>noop</text:p>
          </table:table-cell>
        </table:table-row>
        <table:table-row table:style-name="ro1">
          <table:table-cell office:value-type="string" calcext:value-type="string">
            <text:p>add x 15</text:p>
          </table:table-cell>
          <table:table-cell/>
          <table:table-cell office:value-type="string" calcext:value-type="string">
            <text:p>&gt;=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6"/>
          <table:table-cell office:value-type="string" calcext:value-type="string">
            <text:p>noop</text:p>
          </table:table-cell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(1|26)*zprev + (0|In[8]+13)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9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In[9]+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In[9]+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(1|26)*zprev + (0|In[8]+13) ) + In[9]+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1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[9]+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string" calcext:value-type="string">
            <text:p>noop</text:p>
          </table:table-cell>
        </table:table-row>
        <table:table-row table:style-name="ro1">
          <table:table-cell office:value-type="string" calcext:value-type="string">
            <text:p>add x 15</text:p>
          </table:table-cell>
          <table:table-cell/>
          <table:table-cell office:value-type="string" calcext:value-type="string">
            <text:p>&gt;=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6"/>
          <table:table-cell office:value-type="string" calcext:value-type="string">
            <text:p>noop</text:p>
          </table:table-cell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26*((1|26)*zprev + (0|In[8]+13) ) + In[9]+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1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8</text:p>
          </table:table-cell>
          <table:table-cell table:number-columns-repeated="2"/>
          <table:table-cell office:value-type="string" calcext:value-type="string">
            <text:p>In[10]+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6"/>
          <table:table-cell office:value-type="string" calcext:value-type="string">
            <text:p>noop</text:p>
          </table:table-cell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(1|26)*zprev + (0|In[8]+13) ) + In[9]+2) + In[10]+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1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[10]+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26*((1|26)*zprev + (0|In[8]+13) ) + In[9]+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x -14</text:p>
          </table:table-cell>
          <table:table-cell/>
          <table:table-cell office:value-type="string" calcext:value-type="string">
            <text:p>In[10]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(0|1)</text:p>
          </table:table-cell>
          <table:table-cell table:number-columns-repeated="4"/>
          <table:table-cell office:value-type="string" calcext:value-type="string">
            <text:p>Bedingung: In[10]-6==In[11] ? 0 : 1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2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(1|2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1|26)*zprevpr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1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4</text:p>
          </table:table-cell>
          <table:table-cell table:number-columns-repeated="2"/>
          <table:table-cell office:value-type="string" calcext:value-type="string">
            <text:p>In[11]+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In[11]+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1|26)*zprevprev + (0|In[11]+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1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(0|In[11]+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10</text:p>
          </table:table-cell>
          <table:table-cell/>
          <table:table-cell office:value-type="string" calcext:value-type="string">
            <text:p>&gt;=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(1|26)*zprevprev + (0|In[11]+4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1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In[12]+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4"/>
          <table:table-cell office:value-type="string" calcext:value-type="string">
            <text:p>n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(1|26)*zprevprev + (0|In[11]+4)) + In[12]+1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1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[12]+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(1|26)*zprevprev + (0|In[11]+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x -14</text:p>
          </table:table-cell>
          <table:table-cell/>
          <table:table-cell office:value-type="string" calcext:value-type="string">
            <text:p>In[12]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(0|1)</text:p>
          </table:table-cell>
          <table:table-cell table:number-columns-repeated="3"/>
          <table:table-cell office:value-type="string" calcext:value-type="string">
            <text:p>Bedingung In[12]-1==In[13] ? 0 : 1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2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(1|2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1|26)*((1|26)*zprevprev + (0|In[11]+4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1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4</text:p>
          </table:table-cell>
          <table:table-cell table:number-columns-repeated="2"/>
          <table:table-cell office:value-type="string" calcext:value-type="string">
            <text:p>In[13]+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In[13]+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1|26)*((1|26)*zprevprev + (0|In[11]+4)) + (0|In[13]+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[14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(0|In[13]+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somet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x -5</text:p>
          </table:table-cell>
          <table:table-cell/>
          <table:table-cell office:value-type="string" calcext:value-type="string">
            <text:p>(-1|In[13]-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(0|1)</text:p>
          </table:table-cell>
          <table:table-cell table:number-columns-repeated="3"/>
          <table:table-cell office:value-type="string" calcext:value-type="string">
            <text:p>Bedingung In[12]-1!=In[13] &amp;&amp; In[13]-1==In[14] ? 0 : 1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2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(1|2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1|26)*somet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[1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 14</text:p>
          </table:table-cell>
          <table:table-cell table:number-columns-repeated="2"/>
          <table:table-cell office:value-type="string" calcext:value-type="string">
            <text:p>In[15]+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0|In[15]+1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5T07:27:32.661340509</meta:creation-date>
    <dc:date>2021-12-25T10:22:38.735576368</dc:date>
    <meta:editing-duration>PT1H9M2S</meta:editing-duration>
    <meta:editing-cycles>1</meta:editing-cycles>
    <meta:document-statistic meta:table-count="1" meta:cell-count="481" meta:object-count="0"/>
    <meta:generator>LibreOffice/7.2.4.1$Linux_X86_64 LibreOffice_project/b8e68b5bf61ce56d972a163ea31a18aecdcd64cd</meta:generator>
  </office:meta>
</office:document-meta>
</file>